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'Segoe UI', Helvetica, Arial, sans-serif"/>
    <style:font-face style:name="arial" svg:font-family="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language="pl" fo:country="PL"/>
    </style:style>
    <style:style style:name="P2" style:family="paragraph" style:parent-style-name="Standard">
      <style:text-properties style:font-name="Times New Roman" fo:language="pl" fo:country="PL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language="pl" fo:country="PL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language="pl" fo:country="PL" fo:font-weight="bold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language="pl" fo:country="PL" fo:font-style="normal" fo:font-weight="normal"/>
    </style:style>
    <style:style style:name="T1" style:family="text">
      <style:text-properties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KOLEJNOŚĆ:</text:span></text:p>
      <text:p text:style-name="P2">Rysunki(porównanie wszystkich filtrów):</text:p>
      <text:p text:style-name="P2">1_filtr_1</text:p>
      <text:p text:style-name="P2">2_filtr_2</text:p>
      <text:p text:style-name="P2">3_wrzeciona </text:p>
      <text:p text:style-name="P1"/>
      <text:p text:style-name="P3">KOMENTARZ</text:p>
      <text:p text:style-name="P1">Zatem widać, że filtr czebyszew 2 ma najbardziej gładką odpowiedź impulsową oraz najmniejszą amplitudę</text:p>
      <text:p text:style-name="P1">po filtrowaniu filtrem pasmowo-przepustowym (Figura 1), jak i </text:p>
      <text:p text:style-name="P1">najmniej chaotyczną odpowiedź impulsową po przefiltrowaniu filtrem</text:p>
      <text:p text:style-name="P1">dolno-przepustowym(Figura 3). </text:p>
      <text:p text:style-name="P1">Natomiast filtr eliptyczny także w dwóch przypadkach okazał się dobry,</text:p>
      <text:p text:style-name="P1">więc porównano dodatkowo opóźnienie fazowe, i w końcu wybrano jednak filtr eliptyczny ponieważ ma on</text:p>
      <text:p text:style-name="P1">najmniejsze opóźnienie fazowe (strome zbocze) jak i nie wycina wielu potrzebnych fragmentów sygnału. </text:p>
      <text:p text:style-name="P1">Filtr eliptyczny daję mniejszą liczbę wrzecion co sugeruję, że</text:p>
      <text:p text:style-name="P1">w Czebyszewie 2 mogło dojść do zaburzę które zostały zarejestrowane jako wrzeciona.</text:p>
      <text:p text:style-name="P1"/>
      <text:p text:style-name="P2">Rysunki(porównanie wszystkich filtrów):</text:p>
      <text:p text:style-name="P2">4_phase_delay</text:p>
      <text:p text:style-name="P2">5_2-klasyfikatory</text:p>
      <text:p text:style-name="P2">6_final</text:p>
      <text:p text:style-name="P1"/>
      <text:p text:style-name="P3">KOMENTARZ</text:p>
      <text:p text:style-name="P1"/>
      <text:p text:style-name="P1">Zgodność wyników obu klasyfikatorów zależy przede wszystkim od odpowiedniego doboru parametru energyError.</text:p>
      <text:p text:style-name="P1">Czym mniejszy energyError tym lepsze oszacowani liczby wrzecion. Parametr ten jest kluczowy do znajdywania wrzecion</text:p>
      <text:p text:style-name="P1">metodą MP. Jest głównym regulatorem kompromisu stosunku użytej pamięci obliczeniowej do jakości dekompozycji.</text:p>
      <text:p text:style-name="P1"/>
      <text:p text:style-name="P1"/>
      <text:p text:style-name="P1">##########################################################</text:p>
      <text:p text:style-name="P1">##Energy Error## ilość wrzecion## ~czas obliczenia [min]##</text:p>
      <text:p text:style-name="P1">##########################################################</text:p>
      <text:p text:style-name="P1">## <text:s text:c="3"/>0.1 <text:s text:c="4"/>## <text:s text:c="5"/>11 <text:s text:c="6"/>## <text:s text:c="9"/>6 <text:s text:c="11"/>##</text:p>
      <text:p text:style-name="P1">## <text:s text:c="3"/>0.01 <text:s text:c="3"/>## <text:s text:c="5"/>20 <text:s text:c="6"/>## <text:s text:c="9"/>25 <text:s text:c="10"/>##</text:p>
      <text:p text:style-name="P1">########################################################## </text:p>
      <text:p text:style-name="P1"/>
      <text:p text:style-name="P1">Parametr energyError jest tak naprawdę kluczowy dla znajdowania kolejnych wrzecion metodą dekompozycji MP.</text:p>
      <text:p text:style-name="P1">Reguluje on kompromis stosunku użytej pamięci obliczeniowej do jakości dekompozycji. Czym wartość się zbliża</text:p>
      <text:p text:style-name="P1">do zero tym większa liczba funkcji słowniku, skutkując w lepszą jakość dekompozycji MP kosztem zajmowania</text:p>
      <text:p text:style-name="P1">ogromnej pamięci obliczeniowej.</text:p>
      <text:p text:style-name="P1"/>
      <text:p text:style-name="P1">Główną wadą zastosowania klasyfikatora opartego o dekompozycję MP zatem jest czas obliczeniowy.</text:p>
      <text:p text:style-name="P1"><text:soft-page-break/>Aby uzyskać bardziej precyzyjny wynik warto zwiększać liczbę interacji, ponieważ wrzeciona snu mogą </text:p>
      <text:p text:style-name="P1">mieć mniejszą energię niż inne struktury sygnału, ale w tym samym czasie obliczenia by były jeszcze </text:p>
      <text:p text:style-name="P1">bardziej uciążliwe dla systemu(pamięć obliczeniowa) jak i by trwały jeszcze dłużej.</text:p>
      <text:p text:style-name="P1"/>
      <text:p text:style-name="P1">Pierwszy klasyfikator także ma swoje wady, a do ich określenia potrzebna jest analiza własności danego filtru.</text:p>
      <text:p text:style-name="P1">Wybrany filtr eliptyczny ma wadę taką że może gubić wrzeciona snu jeżeli dudnienia są w paśmie zaporowym.</text:p>
      <text:p text:style-name="P1"/>
      <text:p text:style-name="P1">W pierwszym klasyfikatorze uzyskano :</text:p>
      <text:p text:style-name="P1">#####################################</text:p>
      <text:p text:style-name="P1">## <text:s text:c="2"/>Filtr <text:s text:c="4"/>## <text:s/>ilość wrzecion <text:s/>##</text:p>
      <text:p text:style-name="P1">#####################################</text:p>
      <text:p text:style-name="P1">## butter <text:s text:c="5"/>## <text:s text:c="6"/>15 <text:s text:c="8"/>##</text:p>
      <text:p text:style-name="P1">##czebyszewa 1 ## <text:s text:c="7"/>9 <text:s text:c="8"/>##</text:p>
      <text:p text:style-name="P1">##czebyszew 2 <text:s/>## <text:s text:c="6"/>15 <text:s text:c="8"/>##</text:p>
      <text:p text:style-name="P1">##eliptyczny <text:s text:c="2"/>## <text:s text:c="6"/>11 <text:s text:c="8"/>##</text:p>
      <text:p text:style-name="P1">#####################################</text:p>
      <text:p text:style-name="P1">Zatem ilość wrzecion znalezionych pierwszym klasyfikatorem poprzez wybrany filtr (eliptyczny),</text:p>
      <text:p text:style-name="P1">zgadza się z ilością wrzecion znalezionych drugim klasyfikatorem na poziomie wartości energyError = 0.1.</text:p>
      <text:p text:style-name="P1">Natomiast przy energyError 0.01 wrzecion jest 20 co mogło by sugerować wybranie </text:p>
      <text:p text:style-name="P1">innego filtru(np. czebyszew II) jak początkowo była przeprowadzona analiza.</text:p>
      <text:p text:style-name="P1"/>
      <text:p text:style-name="P1">Podsumowując, zgodność dwóch klasyfikatorów zależy od wybranych parametrów klasyfikatora. Patrzac na figure 6,</text:p>
      <text:p text:style-name="P1">widać, że pomimo zgodności ilości to wrzeciona nie występują w tym samym miejscu w sygnale sugerując że,</text:p>
      <text:p text:style-name="P1">wrzeciona bardzo zalęża od techniki pomimo faktu, że w teorii powinny znajdywać się w tym samym miejscu.</text:p>
      <text:p text:style-name="P1"/>
      <text:p text:style-name="P1">Typu filtru dl pierwszego, a wartości energyError dla drugiego. </text:p>
      <text:p text:style-name="P1">Natomiast dekompozycja MP byłaby najlepszym klasyfikatorem odnajdowania wrzecion snu, gdyby dysponowało się ogromną pamięcią operacyjną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'Segoe UI', Helvetica, Arial, sans-serif"/>
    <style:font-face style:name="arial" svg:font-family="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hal </meta:initial-creator>
    <meta:creation-date>2017-02-10T17:12:50.32</meta:creation-date>
    <meta:document-statistic meta:table-count="0" meta:image-count="0" meta:object-count="0" meta:page-count="2" meta:paragraph-count="57" meta:word-count="448" meta:character-count="3675"/>
    <dc:date>2017-02-10T23:45:34.17</dc:date>
    <dc:creator>Michal </dc:creator>
    <meta:editing-duration>PT6H17M33S</meta:editing-duration>
    <meta:editing-cycles>1</meta:editing-cycles>
    <meta:generator>OpenOffice/4.1.2$Win32 OpenOffice.org_project/412m3$Build-9782</meta:generator>
  </office:meta>
</office:document-meta>
</file>